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" fo:font-size="88pt" fo:font-weight="bold" officeooo:rsid="001b9e6a" officeooo:paragraph-rsid="001806e3" style:font-size-asian="77pt" style:font-weight-asian="bold" style:font-size-complex="8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Sans" fo:font-size="96pt" fo:font-weight="bold" officeooo:rsid="001806e3" officeooo:paragraph-rsid="001806e3" style:font-size-asian="96pt" style:font-weight-asian="bold" style:font-size-complex="9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oto Sans" fo:font-size="77pt" fo:font-weight="bold" officeooo:rsid="001b9e6a" officeooo:paragraph-rsid="001806e3" style:font-size-asian="67.3499984741211pt" style:font-weight-asian="bold" style:font-size-complex="77pt" style:font-weight-complex="bold"/>
    </style:style>
    <style:style style:name="P4" style:family="paragraph">
      <loext:graphic-properties draw:fill-color="#000000"/>
    </style:style>
    <style:style style:name="gr1" style:family="graphic">
      <style:graphic-properties draw:stroke="none" draw:fill-color="#000000" draw:textarea-horizontal-align="justify" draw:textarea-vertical-align="middle" draw:auto-grow-height="false" fo:min-height="3.106cm" fo:min-width="13.9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">Camp/Zeltplatz</text:p>
      <text:p text:style-name="P1"><draw:custom-shape text:anchor-type="paragraph" draw:z-index="0" draw:name="Form1" draw:style-name="gr1" draw:text-style-name="P4" svg:width="15.93cm" svg:height="6.211cm" draw:transform="rotate (-1.5707963267949) translate (21.9956944444444cm 2.71286111111111cm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7:50:30.459000000</meta:creation-date>
    <meta:print-date>2019-07-31T17:53:35.756000000</meta:print-date>
    <dc:date>2019-07-31T18:00:52.435000000</dc:date>
    <meta:editing-duration>PT10M22S</meta:editing-duration>
    <meta:editing-cycles>1</meta:editing-cycles>
    <meta:document-statistic meta:table-count="0" meta:image-count="0" meta:object-count="0" meta:page-count="1" meta:paragraph-count="1" meta:word-count="1" meta:character-count="14" meta:non-whitespace-character-count="14"/>
    <meta:generator>LibreOffice/6.1.0.3$Windows_X86_64 LibreOffice_project/efb621ed25068d70781dc026f7e9c5187a4decd1</meta:generator>
  </office:meta>
</office:document-meta>
</file>